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Monospac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Monospace"/>
    </style:style>
    <style:style style:name="ce4" style:family="table-cell" style:parent-style-name="Default" style:data-style-name="N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Monospace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Monospac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5"/>
        <table:table-column table:style-name="co2" table:number-columns-repeated="1019" table:default-cell-style-name="ce1"/>
        <table:table-row table:style-name="ro1">
          <table:table-cell/>
          <table:table-cell office:value-type="string" calcext:value-type="string">
            <text:p>Note</text:p>
          </table:table-cell>
          <table:table-cell office:value-type="string" calcext:value-type="string">
            <text:p>Frequency (Hz)</text:p>
          </table:table-cell>
          <table:table-cell office:value-type="string" calcext:value-type="string">
            <text:p>FreqReg</text:p>
          </table:table-cell>
          <table:table-cell office:value-type="string" calcext:value-type="string">
            <text:p>(hex)</text:p>
          </table:table-cell>
          <table:table-cell/>
          <table:table-cell office:value-type="string" calcext:value-type="string">
            <text:p>FCLK</text:p>
          </table:table-cell>
          <table:table-cell office:value-type="string" calcext:value-type="string">
            <text:p>2^28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A3</text:p>
          </table:table-cell>
          <table:table-cell table:style-name="ce4" table:formula="of:=220*2^([.A2]/12)" office:value-type="float" office:value="220" calcext:value-type="float">
            <text:p>220.00</text:p>
          </table:table-cell>
          <table:table-cell table:style-name="ce2" table:formula="of:=ROUND([.C2]*[.$H$2]/[.$G$2])" office:value-type="float" office:value="2362" calcext:value-type="float">
            <text:p>2362</text:p>
          </table:table-cell>
          <table:table-cell table:formula="of:=DEC2HEX([.D2]; 4)" office:value-type="string" office:string-value="093A" calcext:value-type="string">
            <text:p>093A</text:p>
          </table:table-cell>
          <table:table-cell/>
          <table:table-cell table:formula="of:=25000000" office:value-type="float" office:value="25000000" calcext:value-type="float">
            <text:p>25000000</text:p>
          </table:table-cell>
          <table:table-cell table:formula="of:=2^28" office:value-type="float" office:value="268435456" calcext:value-type="float">
            <text:p>268435456</text:p>
          </table:table-cell>
          <table:table-cell table:number-columns-repeated="1016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table:style-name="ce2" office:value-type="string" calcext:value-type="string">
            <text:p> A#3</text:p>
          </table:table-cell>
          <table:table-cell table:style-name="ce4" table:formula="of:=220*2^([.A3]/12)" office:value-type="float" office:value="233.081880759045" calcext:value-type="float">
            <text:p>233.08</text:p>
          </table:table-cell>
          <table:table-cell table:style-name="ce2" table:formula="of:=ROUND([.C3]*[.$H$2]/[.$G$2])" office:value-type="float" office:value="2503" calcext:value-type="float">
            <text:p>2503</text:p>
          </table:table-cell>
          <table:table-cell table:formula="of:=DEC2HEX([.D3]; 4)" office:value-type="string" office:string-value="09C7" calcext:value-type="string">
            <text:p>09C7</text:p>
          </table:table-cell>
          <table:table-cell table:number-columns-repeated="1019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 table:style-name="ce2" office:value-type="string" calcext:value-type="string">
            <text:p>B3</text:p>
          </table:table-cell>
          <table:table-cell table:style-name="ce4" table:formula="of:=220*2^([.A4]/12)" office:value-type="float" office:value="246.941650628062" calcext:value-type="float">
            <text:p>246.94</text:p>
          </table:table-cell>
          <table:table-cell table:style-name="ce2" table:formula="of:=ROUND([.C4]*[.$H$2]/[.$G$2])" office:value-type="float" office:value="2652" calcext:value-type="float">
            <text:p>2652</text:p>
          </table:table-cell>
          <table:table-cell table:formula="of:=DEC2HEX([.D4]; 4)" office:value-type="string" office:string-value="0A5C" calcext:value-type="string">
            <text:p>0A5C</text:p>
          </table:table-cell>
          <table:table-cell/>
          <table:table-cell office:value-type="string" calcext:value-type="string">
            <text:p>MAX VAL REPRESENTABLE IN LSB</text:p>
          </table:table-cell>
          <table:table-cell table:number-columns-repeated="1017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 table:style-name="ce2" office:value-type="string" calcext:value-type="string">
            <text:p>C4</text:p>
          </table:table-cell>
          <table:table-cell table:style-name="ce4" table:formula="of:=220*2^([.A5]/12)" office:value-type="float" office:value="261.625565300599" calcext:value-type="float">
            <text:p>261.63</text:p>
          </table:table-cell>
          <table:table-cell table:style-name="ce2" table:formula="of:=ROUND([.C5]*[.$H$2]/[.$G$2])" office:value-type="float" office:value="2809" calcext:value-type="float">
            <text:p>2809</text:p>
          </table:table-cell>
          <table:table-cell table:style-name="ce6" table:formula="of:=DEC2HEX([.D5]; 4)" office:value-type="string" office:string-value="0AF9" calcext:value-type="string">
            <text:p>0AF9</text:p>
          </table:table-cell>
          <table:table-cell/>
          <table:table-cell table:formula="of:=2^15-1" office:value-type="float" office:value="32767" calcext:value-type="float">
            <text:p>32767</text:p>
          </table:table-cell>
          <table:table-cell table:number-columns-repeated="1017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 table:style-name="ce2" office:value-type="string" calcext:value-type="string">
            <text:p> C#4</text:p>
          </table:table-cell>
          <table:table-cell table:style-name="ce4" table:formula="of:=220*2^([.A6]/12)" office:value-type="float" office:value="277.182630976872" calcext:value-type="float">
            <text:p>277.18</text:p>
          </table:table-cell>
          <table:table-cell table:style-name="ce2" table:formula="of:=ROUND([.C6]*[.$H$2]/[.$G$2])" office:value-type="float" office:value="2976" calcext:value-type="float">
            <text:p>2976</text:p>
          </table:table-cell>
          <table:table-cell table:style-name="ce6" table:formula="of:=DEC2HEX([.D6]; 4)" office:value-type="string" office:string-value="0BA0" calcext:value-type="string">
            <text:p>0BA0</text:p>
          </table:table-cell>
          <table:table-cell/>
          <table:table-cell table:style-name="ce7" table:formula="of:=DEC2HEX([.G5])" office:value-type="string" office:string-value="7FFF" calcext:value-type="string">
            <text:p>7FFF</text:p>
          </table:table-cell>
          <table:table-cell table:number-columns-repeated="1017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 table:style-name="ce2" office:value-type="string" calcext:value-type="string">
            <text:p>D4</text:p>
          </table:table-cell>
          <table:table-cell table:style-name="ce4" table:formula="of:=220*2^([.A7]/12)" office:value-type="float" office:value="293.664767917408" calcext:value-type="float">
            <text:p>293.66</text:p>
          </table:table-cell>
          <table:table-cell table:style-name="ce2" table:formula="of:=ROUND([.C7]*[.$H$2]/[.$G$2])" office:value-type="float" office:value="3153" calcext:value-type="float">
            <text:p>3153</text:p>
          </table:table-cell>
          <table:table-cell table:style-name="ce6" table:formula="of:=DEC2HEX([.D7]; 4)" office:value-type="string" office:string-value="0C51" calcext:value-type="string">
            <text:p>0C51</text:p>
          </table:table-cell>
          <table:table-cell table:number-columns-repeated="1019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 table:style-name="ce2" office:value-type="string" calcext:value-type="string">
            <text:p> D#4</text:p>
          </table:table-cell>
          <table:table-cell table:style-name="ce4" table:formula="of:=220*2^([.A8]/12)" office:value-type="float" office:value="311.126983722081" calcext:value-type="float">
            <text:p>311.13</text:p>
          </table:table-cell>
          <table:table-cell table:style-name="ce2" table:formula="of:=ROUND([.C8]*[.$H$2]/[.$G$2])" office:value-type="float" office:value="3341" calcext:value-type="float">
            <text:p>3341</text:p>
          </table:table-cell>
          <table:table-cell table:style-name="ce6" table:formula="of:=DEC2HEX([.D8]; 4)" office:value-type="string" office:string-value="0D0D" calcext:value-type="string">
            <text:p>0D0D</text:p>
          </table:table-cell>
          <table:table-cell table:number-columns-repeated="1019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 table:style-name="ce2" office:value-type="string" calcext:value-type="string">
            <text:p>E4</text:p>
          </table:table-cell>
          <table:table-cell table:style-name="ce4" table:formula="of:=220*2^([.A9]/12)" office:value-type="float" office:value="329.62755691287" calcext:value-type="float">
            <text:p>329.63</text:p>
          </table:table-cell>
          <table:table-cell table:style-name="ce2" table:formula="of:=ROUND([.C9]*[.$H$2]/[.$G$2])" office:value-type="float" office:value="3539" calcext:value-type="float">
            <text:p>3539</text:p>
          </table:table-cell>
          <table:table-cell table:style-name="ce6" table:formula="of:=DEC2HEX([.D9]; 4)" office:value-type="string" office:string-value="0DD3" calcext:value-type="string">
            <text:p>0DD3</text:p>
          </table:table-cell>
          <table:table-cell table:number-columns-repeated="1019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 table:style-name="ce2" office:value-type="string" calcext:value-type="string">
            <text:p>F4</text:p>
          </table:table-cell>
          <table:table-cell table:style-name="ce4" table:formula="of:=220*2^([.A10]/12)" office:value-type="float" office:value="349.228231433004" calcext:value-type="float">
            <text:p>349.23</text:p>
          </table:table-cell>
          <table:table-cell table:style-name="ce2" table:formula="of:=ROUND([.C10]*[.$H$2]/[.$G$2])" office:value-type="float" office:value="3750" calcext:value-type="float">
            <text:p>3750</text:p>
          </table:table-cell>
          <table:table-cell table:style-name="ce6" table:formula="of:=DEC2HEX([.D10]; 4)" office:value-type="string" office:string-value="0EA6" calcext:value-type="string">
            <text:p>0EA6</text:p>
          </table:table-cell>
          <table:table-cell table:number-columns-repeated="1019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 table:style-name="ce2" office:value-type="string" calcext:value-type="string">
            <text:p> F#4</text:p>
          </table:table-cell>
          <table:table-cell table:style-name="ce4" table:formula="of:=220*2^([.A11]/12)" office:value-type="float" office:value="369.994422711634" calcext:value-type="float">
            <text:p>369.99</text:p>
          </table:table-cell>
          <table:table-cell table:style-name="ce2" table:formula="of:=ROUND([.C11]*[.$H$2]/[.$G$2])" office:value-type="float" office:value="3973" calcext:value-type="float">
            <text:p>3973</text:p>
          </table:table-cell>
          <table:table-cell table:style-name="ce6" table:formula="of:=DEC2HEX([.D11]; 4)" office:value-type="string" office:string-value="0F85" calcext:value-type="string">
            <text:p>0F85</text:p>
          </table:table-cell>
          <table:table-cell table:number-columns-repeated="1019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 table:style-name="ce2" office:value-type="string" calcext:value-type="string">
            <text:p>G4</text:p>
          </table:table-cell>
          <table:table-cell table:style-name="ce4" table:formula="of:=220*2^([.A12]/12)" office:value-type="float" office:value="391.995435981749" calcext:value-type="float">
            <text:p>392.00</text:p>
          </table:table-cell>
          <table:table-cell table:style-name="ce2" table:formula="of:=ROUND([.C12]*[.$H$2]/[.$G$2])" office:value-type="float" office:value="4209" calcext:value-type="float">
            <text:p>4209</text:p>
          </table:table-cell>
          <table:table-cell table:style-name="ce6" table:formula="of:=DEC2HEX([.D12]; 4)" office:value-type="string" office:string-value="1071" calcext:value-type="string">
            <text:p>1071</text:p>
          </table:table-cell>
          <table:table-cell table:number-columns-repeated="1019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 table:style-name="ce2" office:value-type="string" calcext:value-type="string">
            <text:p> G#4</text:p>
          </table:table-cell>
          <table:table-cell table:style-name="ce4" table:formula="of:=220*2^([.A13]/12)" office:value-type="float" office:value="415.304697579945" calcext:value-type="float">
            <text:p>415.30</text:p>
          </table:table-cell>
          <table:table-cell table:style-name="ce2" table:formula="of:=ROUND([.C13]*[.$H$2]/[.$G$2])" office:value-type="float" office:value="4459" calcext:value-type="float">
            <text:p>4459</text:p>
          </table:table-cell>
          <table:table-cell table:style-name="ce6" table:formula="of:=DEC2HEX([.D13]; 4)" office:value-type="string" office:string-value="116B" calcext:value-type="string">
            <text:p>116B</text:p>
          </table:table-cell>
          <table:table-cell table:number-columns-repeated="1019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 table:style-name="ce2" office:value-type="string" calcext:value-type="string">
            <text:p>A4</text:p>
          </table:table-cell>
          <table:table-cell table:style-name="ce4" table:formula="of:=220*2^([.A14]/12)" office:value-type="float" office:value="440" calcext:value-type="float">
            <text:p>440.00</text:p>
          </table:table-cell>
          <table:table-cell table:style-name="ce2" table:formula="of:=ROUND([.C14]*[.$H$2]/[.$G$2])" office:value-type="float" office:value="4724" calcext:value-type="float">
            <text:p>4724</text:p>
          </table:table-cell>
          <table:table-cell table:style-name="ce6" table:formula="of:=DEC2HEX([.D14]; 4)" office:value-type="string" office:string-value="1274" calcext:value-type="string">
            <text:p>1274</text:p>
          </table:table-cell>
          <table:table-cell table:number-columns-repeated="1019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 table:style-name="ce2" office:value-type="string" calcext:value-type="string">
            <text:p> A#4</text:p>
          </table:table-cell>
          <table:table-cell table:style-name="ce4" table:formula="of:=220*2^([.A15]/12)" office:value-type="float" office:value="466.16376151809" calcext:value-type="float">
            <text:p>466.16</text:p>
          </table:table-cell>
          <table:table-cell table:style-name="ce2" table:formula="of:=ROUND([.C15]*[.$H$2]/[.$G$2])" office:value-type="float" office:value="5005" calcext:value-type="float">
            <text:p>5005</text:p>
          </table:table-cell>
          <table:table-cell table:style-name="ce6" table:formula="of:=DEC2HEX([.D15]; 4)" office:value-type="string" office:string-value="138D" calcext:value-type="string">
            <text:p>138D</text:p>
          </table:table-cell>
          <table:table-cell table:number-columns-repeated="1019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 table:style-name="ce2" office:value-type="string" calcext:value-type="string">
            <text:p>B4</text:p>
          </table:table-cell>
          <table:table-cell table:style-name="ce4" table:formula="of:=220*2^([.A16]/12)" office:value-type="float" office:value="493.883301256124" calcext:value-type="float">
            <text:p>493.88</text:p>
          </table:table-cell>
          <table:table-cell table:style-name="ce2" table:formula="of:=ROUND([.C16]*[.$H$2]/[.$G$2])" office:value-type="float" office:value="5303" calcext:value-type="float">
            <text:p>5303</text:p>
          </table:table-cell>
          <table:table-cell table:style-name="ce6" table:formula="of:=DEC2HEX([.D16]; 4)" office:value-type="string" office:string-value="14B7" calcext:value-type="string">
            <text:p>14B7</text:p>
          </table:table-cell>
          <table:table-cell table:number-columns-repeated="1019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 table:style-name="ce2" office:value-type="string" calcext:value-type="string">
            <text:p>C5</text:p>
          </table:table-cell>
          <table:table-cell table:style-name="ce4" table:formula="of:=220*2^([.A17]/12)" office:value-type="float" office:value="523.251130601197" calcext:value-type="float">
            <text:p>523.25</text:p>
          </table:table-cell>
          <table:table-cell table:style-name="ce2" table:formula="of:=ROUND([.C17]*[.$H$2]/[.$G$2])" office:value-type="float" office:value="5618" calcext:value-type="float">
            <text:p>5618</text:p>
          </table:table-cell>
          <table:table-cell table:style-name="ce6" table:formula="of:=DEC2HEX([.D17]; 4)" office:value-type="string" office:string-value="15F2" calcext:value-type="string">
            <text:p>15F2</text:p>
          </table:table-cell>
          <table:table-cell table:number-columns-repeated="1019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 table:style-name="ce2" office:value-type="string" calcext:value-type="string">
            <text:p> C#5</text:p>
          </table:table-cell>
          <table:table-cell table:style-name="ce4" table:formula="of:=220*2^([.A18]/12)" office:value-type="float" office:value="554.365261953744" calcext:value-type="float">
            <text:p>554.37</text:p>
          </table:table-cell>
          <table:table-cell table:style-name="ce2" table:formula="of:=ROUND([.C18]*[.$H$2]/[.$G$2])" office:value-type="float" office:value="5952" calcext:value-type="float">
            <text:p>5952</text:p>
          </table:table-cell>
          <table:table-cell table:style-name="ce6" table:formula="of:=DEC2HEX([.D18]; 4)" office:value-type="string" office:string-value="1740" calcext:value-type="string">
            <text:p>1740</text:p>
          </table:table-cell>
          <table:table-cell table:number-columns-repeated="1019"/>
        </table:table-row>
        <table:table-row table:style-name="ro2">
          <table:table-cell table:formula="of:=[.A18]+1" office:value-type="float" office:value="17" calcext:value-type="float">
            <text:p>17</text:p>
          </table:table-cell>
          <table:table-cell table:style-name="ce2" office:value-type="string" calcext:value-type="string">
            <text:p>D5</text:p>
          </table:table-cell>
          <table:table-cell table:style-name="ce4" table:formula="of:=220*2^([.A19]/12)" office:value-type="float" office:value="587.329535834815" calcext:value-type="float">
            <text:p>587.33</text:p>
          </table:table-cell>
          <table:table-cell table:style-name="ce2" table:formula="of:=ROUND([.C19]*[.$H$2]/[.$G$2])" office:value-type="float" office:value="6306" calcext:value-type="float">
            <text:p>6306</text:p>
          </table:table-cell>
          <table:table-cell table:style-name="ce6" table:formula="of:=DEC2HEX([.D19]; 4)" office:value-type="string" office:string-value="18A2" calcext:value-type="string">
            <text:p>18A2</text:p>
          </table:table-cell>
          <table:table-cell table:number-columns-repeated="1019"/>
        </table:table-row>
        <table:table-row table:style-name="ro2">
          <table:table-cell table:formula="of:=[.A19]+1" office:value-type="float" office:value="18" calcext:value-type="float">
            <text:p>18</text:p>
          </table:table-cell>
          <table:table-cell table:style-name="ce2" office:value-type="string" calcext:value-type="string">
            <text:p> D#5</text:p>
          </table:table-cell>
          <table:table-cell table:style-name="ce4" table:formula="of:=220*2^([.A20]/12)" office:value-type="float" office:value="622.253967444162" calcext:value-type="float">
            <text:p>622.25</text:p>
          </table:table-cell>
          <table:table-cell table:style-name="ce2" table:formula="of:=ROUND([.C20]*[.$H$2]/[.$G$2])" office:value-type="float" office:value="6681" calcext:value-type="float">
            <text:p>6681</text:p>
          </table:table-cell>
          <table:table-cell table:style-name="ce6" table:formula="of:=DEC2HEX([.D20]; 4)" office:value-type="string" office:string-value="1A19" calcext:value-type="string">
            <text:p>1A19</text:p>
          </table:table-cell>
          <table:table-cell table:number-columns-repeated="1019"/>
        </table:table-row>
        <table:table-row table:style-name="ro2">
          <table:table-cell table:formula="of:=[.A20]+1" office:value-type="float" office:value="19" calcext:value-type="float">
            <text:p>19</text:p>
          </table:table-cell>
          <table:table-cell table:style-name="ce2" office:value-type="string" calcext:value-type="string">
            <text:p>E5</text:p>
          </table:table-cell>
          <table:table-cell table:style-name="ce4" table:formula="of:=220*2^([.A21]/12)" office:value-type="float" office:value="659.25511382574" calcext:value-type="float">
            <text:p>659.26</text:p>
          </table:table-cell>
          <table:table-cell table:style-name="ce2" table:formula="of:=ROUND([.C21]*[.$H$2]/[.$G$2])" office:value-type="float" office:value="7079" calcext:value-type="float">
            <text:p>7079</text:p>
          </table:table-cell>
          <table:table-cell table:style-name="ce6" table:formula="of:=DEC2HEX([.D21]; 4)" office:value-type="string" office:string-value="1BA7" calcext:value-type="string">
            <text:p>1BA7</text:p>
          </table:table-cell>
          <table:table-cell table:number-columns-repeated="1019"/>
        </table:table-row>
        <table:table-row table:style-name="ro2">
          <table:table-cell table:formula="of:=[.A21]+1" office:value-type="float" office:value="20" calcext:value-type="float">
            <text:p>20</text:p>
          </table:table-cell>
          <table:table-cell table:style-name="ce2" office:value-type="string" calcext:value-type="string">
            <text:p>F5</text:p>
          </table:table-cell>
          <table:table-cell table:style-name="ce4" table:formula="of:=220*2^([.A22]/12)" office:value-type="float" office:value="698.456462866008" calcext:value-type="float">
            <text:p>698.46</text:p>
          </table:table-cell>
          <table:table-cell table:style-name="ce2" table:formula="of:=ROUND([.C22]*[.$H$2]/[.$G$2])" office:value-type="float" office:value="7500" calcext:value-type="float">
            <text:p>7500</text:p>
          </table:table-cell>
          <table:table-cell table:style-name="ce6" table:formula="of:=DEC2HEX([.D22]; 4)" office:value-type="string" office:string-value="1D4C" calcext:value-type="string">
            <text:p>1D4C</text:p>
          </table:table-cell>
          <table:table-cell table:number-columns-repeated="1019"/>
        </table:table-row>
        <table:table-row table:style-name="ro2">
          <table:table-cell table:formula="of:=[.A22]+1" office:value-type="float" office:value="21" calcext:value-type="float">
            <text:p>21</text:p>
          </table:table-cell>
          <table:table-cell table:style-name="ce2" office:value-type="string" calcext:value-type="string">
            <text:p> F#5</text:p>
          </table:table-cell>
          <table:table-cell table:style-name="ce4" table:formula="of:=220*2^([.A23]/12)" office:value-type="float" office:value="739.988845423269" calcext:value-type="float">
            <text:p>739.99</text:p>
          </table:table-cell>
          <table:table-cell table:style-name="ce2" table:formula="of:=ROUND([.C23]*[.$H$2]/[.$G$2])" office:value-type="float" office:value="7946" calcext:value-type="float">
            <text:p>7946</text:p>
          </table:table-cell>
          <table:table-cell table:style-name="ce6" table:formula="of:=DEC2HEX([.D23]; 4)" office:value-type="string" office:string-value="1F0A" calcext:value-type="string">
            <text:p>1F0A</text:p>
          </table:table-cell>
          <table:table-cell table:number-columns-repeated="1019"/>
        </table:table-row>
        <table:table-row table:style-name="ro2">
          <table:table-cell table:formula="of:=[.A23]+1" office:value-type="float" office:value="22" calcext:value-type="float">
            <text:p>22</text:p>
          </table:table-cell>
          <table:table-cell table:style-name="ce2" office:value-type="string" calcext:value-type="string">
            <text:p>G5</text:p>
          </table:table-cell>
          <table:table-cell table:style-name="ce4" table:formula="of:=220*2^([.A24]/12)" office:value-type="float" office:value="783.990871963499" calcext:value-type="float">
            <text:p>783.99</text:p>
          </table:table-cell>
          <table:table-cell table:style-name="ce2" table:formula="of:=ROUND([.C24]*[.$H$2]/[.$G$2])" office:value-type="float" office:value="8418" calcext:value-type="float">
            <text:p>8418</text:p>
          </table:table-cell>
          <table:table-cell table:style-name="ce6" table:formula="of:=DEC2HEX([.D24]; 4)" office:value-type="string" office:string-value="20E2" calcext:value-type="string">
            <text:p>20E2</text:p>
          </table:table-cell>
          <table:table-cell table:number-columns-repeated="1019"/>
        </table:table-row>
        <table:table-row table:style-name="ro2">
          <table:table-cell table:formula="of:=[.A24]+1" office:value-type="float" office:value="23" calcext:value-type="float">
            <text:p>23</text:p>
          </table:table-cell>
          <table:table-cell table:style-name="ce2" office:value-type="string" calcext:value-type="string">
            <text:p> G#5</text:p>
          </table:table-cell>
          <table:table-cell table:style-name="ce4" table:formula="of:=220*2^([.A25]/12)" office:value-type="float" office:value="830.60939515989" calcext:value-type="float">
            <text:p>830.61</text:p>
          </table:table-cell>
          <table:table-cell table:style-name="ce2" table:formula="of:=ROUND([.C25]*[.$H$2]/[.$G$2])" office:value-type="float" office:value="8919" calcext:value-type="float">
            <text:p>8919</text:p>
          </table:table-cell>
          <table:table-cell table:style-name="ce6" table:formula="of:=DEC2HEX([.D25]; 4)" office:value-type="string" office:string-value="22D7" calcext:value-type="string">
            <text:p>22D7</text:p>
          </table:table-cell>
          <table:table-cell table:number-columns-repeated="1019"/>
        </table:table-row>
        <table:table-row table:style-name="ro2">
          <table:table-cell table:formula="of:=[.A25]+1" office:value-type="float" office:value="24" calcext:value-type="float">
            <text:p>24</text:p>
          </table:table-cell>
          <table:table-cell table:style-name="ce2" office:value-type="string" calcext:value-type="string">
            <text:p>A5</text:p>
          </table:table-cell>
          <table:table-cell table:style-name="ce4" table:formula="of:=220*2^([.A26]/12)" office:value-type="float" office:value="880" calcext:value-type="float">
            <text:p>880.00</text:p>
          </table:table-cell>
          <table:table-cell table:style-name="ce2" table:formula="of:=ROUND([.C26]*[.$H$2]/[.$G$2])" office:value-type="float" office:value="9449" calcext:value-type="float">
            <text:p>9449</text:p>
          </table:table-cell>
          <table:table-cell table:style-name="ce6" table:formula="of:=DEC2HEX([.D26]; 4)" office:value-type="string" office:string-value="24E9" calcext:value-type="string">
            <text:p>24E9</text:p>
          </table:table-cell>
          <table:table-cell table:number-columns-repeated="1019"/>
        </table:table-row>
        <table:table-row table:style-name="ro2">
          <table:table-cell table:formula="of:=[.A26]+1" office:value-type="float" office:value="25" calcext:value-type="float">
            <text:p>25</text:p>
          </table:table-cell>
          <table:table-cell table:style-name="ce2" office:value-type="string" calcext:value-type="string">
            <text:p> A#5</text:p>
          </table:table-cell>
          <table:table-cell table:style-name="ce4" table:formula="of:=220*2^([.A27]/12)" office:value-type="float" office:value="932.32752303618" calcext:value-type="float">
            <text:p>932.33</text:p>
          </table:table-cell>
          <table:table-cell table:style-name="ce2" table:formula="of:=ROUND([.C27]*[.$H$2]/[.$G$2])" office:value-type="float" office:value="10011" calcext:value-type="float">
            <text:p>10011</text:p>
          </table:table-cell>
          <table:table-cell table:style-name="ce6" table:formula="of:=DEC2HEX([.D27]; 4)" office:value-type="string" office:string-value="271B" calcext:value-type="string">
            <text:p>271B</text:p>
          </table:table-cell>
          <table:table-cell table:number-columns-repeated="1019"/>
        </table:table-row>
        <table:table-row table:style-name="ro2">
          <table:table-cell table:formula="of:=[.A27]+1" office:value-type="float" office:value="26" calcext:value-type="float">
            <text:p>26</text:p>
          </table:table-cell>
          <table:table-cell table:style-name="ce2" office:value-type="string" calcext:value-type="string">
            <text:p>B5</text:p>
          </table:table-cell>
          <table:table-cell table:style-name="ce4" table:formula="of:=220*2^([.A28]/12)" office:value-type="float" office:value="987.766602512248" calcext:value-type="float">
            <text:p>987.77</text:p>
          </table:table-cell>
          <table:table-cell table:style-name="ce2" table:formula="of:=ROUND([.C28]*[.$H$2]/[.$G$2])" office:value-type="float" office:value="10606" calcext:value-type="float">
            <text:p>10606</text:p>
          </table:table-cell>
          <table:table-cell table:style-name="ce6" table:formula="of:=DEC2HEX([.D28]; 4)" office:value-type="string" office:string-value="296E" calcext:value-type="string">
            <text:p>296E</text:p>
          </table:table-cell>
          <table:table-cell table:number-columns-repeated="1019"/>
        </table:table-row>
        <table:table-row table:style-name="ro2">
          <table:table-cell table:formula="of:=[.A28]+1" office:value-type="float" office:value="27" calcext:value-type="float">
            <text:p>27</text:p>
          </table:table-cell>
          <table:table-cell table:style-name="ce2" office:value-type="string" calcext:value-type="string">
            <text:p>C6</text:p>
          </table:table-cell>
          <table:table-cell table:style-name="ce4" table:formula="of:=220*2^([.A29]/12)" office:value-type="float" office:value="1046.50226120239" calcext:value-type="float">
            <text:p>1046.50</text:p>
          </table:table-cell>
          <table:table-cell table:style-name="ce2" table:formula="of:=ROUND([.C29]*[.$H$2]/[.$G$2])" office:value-type="float" office:value="11237" calcext:value-type="float">
            <text:p>11237</text:p>
          </table:table-cell>
          <table:table-cell table:formula="of:=DEC2HEX([.D29]; 4)" office:value-type="string" office:string-value="2BE5" calcext:value-type="string">
            <text:p>2BE5</text:p>
          </table:table-cell>
          <table:table-cell table:number-columns-repeated="1019"/>
        </table:table-row>
        <table:table-row table:style-name="ro2">
          <table:table-cell table:formula="of:=[.A29]+1" office:value-type="float" office:value="28" calcext:value-type="float">
            <text:p>28</text:p>
          </table:table-cell>
          <table:table-cell table:style-name="ce2" office:value-type="string" calcext:value-type="string">
            <text:p> C#6</text:p>
          </table:table-cell>
          <table:table-cell table:style-name="ce4" table:formula="of:=220*2^([.A30]/12)" office:value-type="float" office:value="1108.73052390749" calcext:value-type="float">
            <text:p>1108.73</text:p>
          </table:table-cell>
          <table:table-cell table:style-name="ce2" table:formula="of:=ROUND([.C30]*[.$H$2]/[.$G$2])" office:value-type="float" office:value="11905" calcext:value-type="float">
            <text:p>11905</text:p>
          </table:table-cell>
          <table:table-cell table:formula="of:=DEC2HEX([.D30]; 4)" office:value-type="string" office:string-value="2E81" calcext:value-type="string">
            <text:p>2E81</text:p>
          </table:table-cell>
          <table:table-cell table:number-columns-repeated="1019"/>
        </table:table-row>
        <table:table-row table:style-name="ro2">
          <table:table-cell table:formula="of:=[.A30]+1" office:value-type="float" office:value="29" calcext:value-type="float">
            <text:p>29</text:p>
          </table:table-cell>
          <table:table-cell table:style-name="ce2" office:value-type="string" calcext:value-type="string">
            <text:p>D6</text:p>
          </table:table-cell>
          <table:table-cell table:style-name="ce4" table:formula="of:=220*2^([.A31]/12)" office:value-type="float" office:value="1174.65907166963" calcext:value-type="float">
            <text:p>1174.66</text:p>
          </table:table-cell>
          <table:table-cell table:style-name="ce2" table:formula="of:=ROUND([.C31]*[.$H$2]/[.$G$2])" office:value-type="float" office:value="12613" calcext:value-type="float">
            <text:p>12613</text:p>
          </table:table-cell>
          <table:table-cell table:formula="of:=DEC2HEX([.D31]; 4)" office:value-type="string" office:string-value="3145" calcext:value-type="string">
            <text:p>3145</text:p>
          </table:table-cell>
          <table:table-cell table:number-columns-repeated="1019"/>
        </table:table-row>
        <table:table-row table:style-name="ro2">
          <table:table-cell table:formula="of:=[.A31]+1" office:value-type="float" office:value="30" calcext:value-type="float">
            <text:p>30</text:p>
          </table:table-cell>
          <table:table-cell table:style-name="ce2" office:value-type="string" calcext:value-type="string">
            <text:p> D#6</text:p>
          </table:table-cell>
          <table:table-cell table:style-name="ce4" table:formula="of:=220*2^([.A32]/12)" office:value-type="float" office:value="1244.50793488832" calcext:value-type="float">
            <text:p>1244.51</text:p>
          </table:table-cell>
          <table:table-cell table:style-name="ce2" table:formula="of:=ROUND([.C32]*[.$H$2]/[.$G$2])" office:value-type="float" office:value="13363" calcext:value-type="float">
            <text:p>13363</text:p>
          </table:table-cell>
          <table:table-cell table:formula="of:=DEC2HEX([.D32]; 4)" office:value-type="string" office:string-value="3433" calcext:value-type="string">
            <text:p>3433</text:p>
          </table:table-cell>
          <table:table-cell table:number-columns-repeated="1019"/>
        </table:table-row>
        <table:table-row table:style-name="ro2">
          <table:table-cell table:formula="of:=[.A32]+1" office:value-type="float" office:value="31" calcext:value-type="float">
            <text:p>31</text:p>
          </table:table-cell>
          <table:table-cell table:style-name="ce2" office:value-type="string" calcext:value-type="string">
            <text:p>E6</text:p>
          </table:table-cell>
          <table:table-cell table:style-name="ce4" table:formula="of:=220*2^([.A33]/12)" office:value-type="float" office:value="1318.51022765148" calcext:value-type="float">
            <text:p>1318.51</text:p>
          </table:table-cell>
          <table:table-cell table:style-name="ce2" table:formula="of:=ROUND([.C33]*[.$H$2]/[.$G$2])" office:value-type="float" office:value="14157" calcext:value-type="float">
            <text:p>14157</text:p>
          </table:table-cell>
          <table:table-cell table:formula="of:=DEC2HEX([.D33]; 4)" office:value-type="string" office:string-value="374D" calcext:value-type="string">
            <text:p>374D</text:p>
          </table:table-cell>
          <table:table-cell table:number-columns-repeated="1019"/>
        </table:table-row>
        <table:table-row table:style-name="ro2">
          <table:table-cell table:formula="of:=[.A33]+1" office:value-type="float" office:value="32" calcext:value-type="float">
            <text:p>32</text:p>
          </table:table-cell>
          <table:table-cell table:style-name="ce2" office:value-type="string" calcext:value-type="string">
            <text:p>F6</text:p>
          </table:table-cell>
          <table:table-cell table:style-name="ce4" table:formula="of:=220*2^([.A34]/12)" office:value-type="float" office:value="1396.91292573202" calcext:value-type="float">
            <text:p>1396.91</text:p>
          </table:table-cell>
          <table:table-cell table:style-name="ce2" table:formula="of:=ROUND([.C34]*[.$H$2]/[.$G$2])" office:value-type="float" office:value="14999" calcext:value-type="float">
            <text:p>14999</text:p>
          </table:table-cell>
          <table:table-cell table:formula="of:=DEC2HEX([.D34]; 4)" office:value-type="string" office:string-value="3A97" calcext:value-type="string">
            <text:p>3A97</text:p>
          </table:table-cell>
          <table:table-cell table:number-columns-repeated="1019"/>
        </table:table-row>
        <table:table-row table:style-name="ro2">
          <table:table-cell table:formula="of:=[.A34]+1" office:value-type="float" office:value="33" calcext:value-type="float">
            <text:p>33</text:p>
          </table:table-cell>
          <table:table-cell table:style-name="ce2" office:value-type="string" calcext:value-type="string">
            <text:p> F#6</text:p>
          </table:table-cell>
          <table:table-cell table:style-name="ce4" table:formula="of:=220*2^([.A35]/12)" office:value-type="float" office:value="1479.97769084654" calcext:value-type="float">
            <text:p>1479.98</text:p>
          </table:table-cell>
          <table:table-cell table:style-name="ce2" table:formula="of:=ROUND([.C35]*[.$H$2]/[.$G$2])" office:value-type="float" office:value="15891" calcext:value-type="float">
            <text:p>15891</text:p>
          </table:table-cell>
          <table:table-cell table:formula="of:=DEC2HEX([.D35]; 4)" office:value-type="string" office:string-value="3E13" calcext:value-type="string">
            <text:p>3E13</text:p>
          </table:table-cell>
          <table:table-cell table:number-columns-repeated="1019"/>
        </table:table-row>
        <table:table-row table:style-name="ro2">
          <table:table-cell table:formula="of:=[.A35]+1" office:value-type="float" office:value="34" calcext:value-type="float">
            <text:p>34</text:p>
          </table:table-cell>
          <table:table-cell table:style-name="ce2" office:value-type="string" calcext:value-type="string">
            <text:p>G6</text:p>
          </table:table-cell>
          <table:table-cell table:style-name="ce4" table:formula="of:=220*2^([.A36]/12)" office:value-type="float" office:value="1567.981743927" calcext:value-type="float">
            <text:p>1567.98</text:p>
          </table:table-cell>
          <table:table-cell table:style-name="ce2" table:formula="of:=ROUND([.C36]*[.$H$2]/[.$G$2])" office:value-type="float" office:value="16836" calcext:value-type="float">
            <text:p>16836</text:p>
          </table:table-cell>
          <table:table-cell table:formula="of:=DEC2HEX([.D36]; 4)" office:value-type="string" office:string-value="41C4" calcext:value-type="string">
            <text:p>41C4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aniel Indictor</meta:initial-creator>
    <meta:creation-date>2020-11-13T16:03:17.892097912</meta:creation-date>
    <dc:date>2020-11-13T16:57:09.275000197</dc:date>
    <dc:creator>Daniel Indictor</dc:creator>
    <meta:editing-duration>PT1M58S</meta:editing-duration>
    <meta:editing-cycles>1</meta:editing-cycles>
    <meta:document-statistic meta:table-count="1" meta:cell-count="186" meta:object-count="0"/>
    <meta:generator>LibreOffice/6.3.5.2$Linux_X86_64 LibreOffice_project/30$Build-2</meta:generator>
  </office:meta>
</office:document-meta>
</file>